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CookieTests.nameChe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ponseCookieTests.bas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ponseCookieTests.domainChe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ponseCookieTests.domainWithEmptyDoubleQuo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ponseCookieTests.valueChe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